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umo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4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4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1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1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1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sum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number-columns-repeated="2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3" table:default-cell-style-name="Default"/>
        <table:table-column table:style-name="co10" table:number-columns-repeated="231" table:default-cell-style-name="Default"/>
        <table:table-row table:style-name="ro1">
          <table:table-cell office:value-type="string" calcext:value-type="string">
            <text:p>Gastos por eixo</text:p>
          </table:table-cell>
          <table:table-cell table:style-name="ce11" office:value-type="float" office:value="2007" calcext:value-type="float" table:number-columns-spanned="3" table:number-rows-spanned="1">
            <text:p>2007</text:p>
          </table:table-cell>
          <table:covered-table-cell table:number-columns-repeated="2" table:style-name="Default"/>
          <table:table-cell table:style-name="ce11" office:value-type="float" office:value="2008" calcext:value-type="float" table:number-columns-spanned="3" table:number-rows-spanned="1">
            <text:p>2008</text:p>
          </table:table-cell>
          <table:covered-table-cell table:number-columns-repeated="2" table:style-name="Default"/>
          <table:table-cell table:style-name="ce11" office:value-type="float" office:value="2009" calcext:value-type="float" table:number-columns-spanned="3" table:number-rows-spanned="1">
            <text:p>2009</text:p>
          </table:table-cell>
          <table:covered-table-cell table:style-name="Default"/>
          <table:covered-table-cell/>
          <table:table-cell table:style-name="ce11" office:value-type="float" office:value="2010" calcext:value-type="float" table:number-columns-spanned="3" table:number-rows-spanned="1">
            <text:p>2010</text:p>
          </table:table-cell>
          <table:covered-table-cell table:number-columns-repeated="2"/>
          <table:table-cell table:style-name="ce11" office:value-type="float" office:value="2011" calcext:value-type="float" table:number-columns-spanned="3" table:number-rows-spanned="1">
            <text:p>2011</text:p>
          </table:table-cell>
          <table:covered-table-cell table:number-columns-repeated="2"/>
          <table:table-cell table:style-name="ce25" office:value-type="float" office:value="2012" calcext:value-type="float" table:number-columns-spanned="3" table:number-rows-spanned="1">
            <text:p>2012</text:p>
          </table:table-cell>
          <table:covered-table-cell table:number-columns-repeated="2"/>
          <table:table-cell table:style-name="ce25" office:value-type="float" office:value="2013" calcext:value-type="float" table:number-columns-spanned="3" table:number-rows-spanned="1">
            <text:p>2013</text:p>
          </table:table-cell>
          <table:covered-table-cell table:number-columns-repeated="2"/>
          <table:table-cell table:style-name="ce25" office:value-type="float" office:value="2014" calcext:value-type="float" table:number-columns-spanned="3" table:number-rows-spanned="1">
            <text:p>2014</text:p>
          </table:table-cell>
          <table:covered-table-cell table:number-columns-repeated="2"/>
          <table:table-cell table:number-columns-repeated="231"/>
        </table:table-row>
        <table:table-row table:style-name="ro2">
          <table:table-cell table:style-name="ce2" office:value-type="string" calcext:value-type="string">
            <text:p>Eix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style-name="ce12" office:value-type="string" calcext:value-type="string">
            <text:p>AUTORIZADO</text:p>
          </table:table-cell>
          <table:table-cell table:style-name="ce12" office:value-type="string" calcext:value-type="string">
            <text:p>EMPENHADO</text:p>
          </table:table-cell>
          <table:table-cell table:style-name="ce12" office:value-type="string" calcext:value-type="string">
            <text:p>LIQUIDADO</text:p>
          </table:table-cell>
          <table:table-cell table:number-columns-repeated="231"/>
        </table:table-row>
        <table:table-row table:style-name="ro2">
          <table:table-cell table:style-name="ce2" office:value-type="string" calcext:value-type="string">
            <text:p>Ordenamento</text:p>
          </table:table-cell>
          <table:table-cell table:style-name="ce2" office:value-type="string" calcext:value-type="string">
            <text:p>221,621,923.39</text:p>
          </table:table-cell>
          <table:table-cell table:style-name="ce19" office:value-type="float" office:value="163836738.010798" calcext:value-type="float">
            <text:p>163.836.738,01</text:p>
          </table:table-cell>
          <table:table-cell table:style-name="ce19" office:value-type="float" office:value="163813410.353063" calcext:value-type="float">
            <text:p>163.813.410,35</text:p>
          </table:table-cell>
          <table:table-cell table:style-name="ce19" office:value-type="float" office:value="316219680.265699" calcext:value-type="float">
            <text:p>316.219.680,27</text:p>
          </table:table-cell>
          <table:table-cell table:style-name="ce19" office:value-type="float" office:value="172609954.290499" calcext:value-type="float">
            <text:p>172.609.954,29</text:p>
          </table:table-cell>
          <table:table-cell table:style-name="ce19" office:value-type="float" office:value="172585882.935099" calcext:value-type="float">
            <text:p>172.585.882,94</text:p>
          </table:table-cell>
          <table:table-cell table:style-name="ce22" office:value-type="string" calcext:value-type="string">
            <text:p>R$ 374,107,916.78</text:p>
          </table:table-cell>
          <table:table-cell table:number-columns-repeated="2" table:style-name="ce19" office:value-type="float" office:value="178717057.379296" calcext:value-type="float">
            <text:p>178.717.057,38</text:p>
          </table:table-cell>
          <table:table-cell table:style-name="ce22" office:value-type="float" office:value="539377403.62266" calcext:value-type="float">
            <text:p>539377403,62266</text:p>
          </table:table-cell>
          <table:table-cell table:number-columns-repeated="2" table:style-name="ce19" office:value-type="float" office:value="304675381.48561" calcext:value-type="float">
            <text:p>304.675.381,49</text:p>
          </table:table-cell>
          <table:table-cell table:style-name="ce19" office:value-type="float" office:value="391810616.152738" calcext:value-type="float">
            <text:p>391.810.616,15</text:p>
          </table:table-cell>
          <table:table-cell table:number-columns-repeated="2" table:style-name="ce19" office:value-type="float" office:value="229785252.883872" calcext:value-type="float">
            <text:p>229.785.252,88</text:p>
          </table:table-cell>
          <table:table-cell table:style-name="ce19" office:value-type="string" calcext:value-type="string">
            <text:p>R$ 115,490,175.88</text:p>
          </table:table-cell>
          <table:table-cell table:style-name="ce19" office:value-type="float" office:value="21936023.1609605" calcext:value-type="float">
            <text:p>21.936.023,16</text:p>
          </table:table-cell>
          <table:table-cell table:style-name="ce19" office:value-type="float" office:value="7102145.579716" calcext:value-type="float">
            <text:p>7.102.145,58</text:p>
          </table:table-cell>
          <table:table-cell table:style-name="ce19" office:value-type="float" office:value="299715226.268503" calcext:value-type="float">
            <text:p>299.715.226,27</text:p>
          </table:table-cell>
          <table:table-cell table:style-name="ce19" office:value-type="float" office:value="173520517.0881" calcext:value-type="float">
            <text:p>173.520.517,09</text:p>
          </table:table-cell>
          <table:table-cell table:style-name="ce19" office:value-type="float" office:value="42286255.2259848" calcext:value-type="float">
            <text:p>42.286.255,23</text:p>
          </table:table-cell>
          <table:table-cell table:style-name="ce19" office:value-type="float" office:value="545908399" calcext:value-type="float">
            <text:p>545.908.399,00</text:p>
          </table:table-cell>
          <table:table-cell table:style-name="ce19" office:value-type="float" office:value="242258448" calcext:value-type="float">
            <text:p>242.258.448,00</text:p>
          </table:table-cell>
          <table:table-cell table:style-name="ce19" office:value-type="float" office:value="156833493" calcext:value-type="float">
            <text:p>156.833.493,00</text:p>
          </table:table-cell>
          <table:table-cell table:number-columns-repeated="231"/>
        </table:table-row>
        <table:table-row table:style-name="ro2">
          <table:table-cell table:style-name="ce2" office:value-type="string" calcext:value-type="string">
            <text:p>Monitoramento</text:p>
          </table:table-cell>
          <table:table-cell table:style-name="ce2" office:value-type="string" calcext:value-type="string">
            <text:p>142,752,134.18</text:p>
          </table:table-cell>
          <table:table-cell table:style-name="ce19" office:value-type="float" office:value="108699717.430242" calcext:value-type="float">
            <text:p>108.699.717,43</text:p>
          </table:table-cell>
          <table:table-cell table:style-name="ce19" office:value-type="float" office:value="108394627.086335" calcext:value-type="float">
            <text:p>108.394.627,09</text:p>
          </table:table-cell>
          <table:table-cell table:style-name="ce19" office:value-type="float" office:value="261244020.748014" calcext:value-type="float">
            <text:p>261.244.020,75</text:p>
          </table:table-cell>
          <table:table-cell table:number-columns-repeated="2" table:style-name="ce19" office:value-type="float" office:value="223237735.944368" calcext:value-type="float">
            <text:p>223.237.735,94</text:p>
          </table:table-cell>
          <table:table-cell table:style-name="ce22" office:value-type="string" calcext:value-type="string">
            <text:p>R$ 425,878,696.38</text:p>
          </table:table-cell>
          <table:table-cell table:number-columns-repeated="2" table:style-name="ce19" office:value-type="float" office:value="333801161.656838" calcext:value-type="float">
            <text:p>333.801.161,66</text:p>
          </table:table-cell>
          <table:table-cell table:style-name="ce22" office:value-type="float" office:value="348160023.35835" calcext:value-type="float">
            <text:p>348160023,35835</text:p>
          </table:table-cell>
          <table:table-cell table:number-columns-repeated="2" table:style-name="ce19" office:value-type="float" office:value="293109911.798933" calcext:value-type="float">
            <text:p>293.109.911,80</text:p>
          </table:table-cell>
          <table:table-cell table:style-name="ce19" office:value-type="float" office:value="262529503.268649" calcext:value-type="float">
            <text:p>262.529.503,27</text:p>
          </table:table-cell>
          <table:table-cell table:number-columns-repeated="2" table:style-name="ce19" office:value-type="float" office:value="225404916.483468" calcext:value-type="float">
            <text:p>225.404.916,48</text:p>
          </table:table-cell>
          <table:table-cell table:style-name="ce19" office:value-type="string" calcext:value-type="string">
            <text:p>R$ 248,788,597.00</text:p>
          </table:table-cell>
          <table:table-cell table:style-name="ce19" office:value-type="float" office:value="174690245.839809" calcext:value-type="float">
            <text:p>174.690.245,84</text:p>
          </table:table-cell>
          <table:table-cell table:style-name="ce19" office:value-type="float" office:value="158860914.260631" calcext:value-type="float">
            <text:p>158.860.914,26</text:p>
          </table:table-cell>
          <table:table-cell table:style-name="ce19" office:value-type="float" office:value="205293359.250935" calcext:value-type="float">
            <text:p>205.293.359,25</text:p>
          </table:table-cell>
          <table:table-cell table:style-name="ce19" office:value-type="float" office:value="164977001.080352" calcext:value-type="float">
            <text:p>164.977.001,08</text:p>
          </table:table-cell>
          <table:table-cell table:style-name="ce19" office:value-type="float" office:value="145457792.102116" calcext:value-type="float">
            <text:p>145.457.792,10</text:p>
          </table:table-cell>
          <table:table-cell table:style-name="ce19" office:value-type="float" office:value="247357110" calcext:value-type="float">
            <text:p>247.357.110,00</text:p>
          </table:table-cell>
          <table:table-cell table:style-name="ce19" office:value-type="float" office:value="206052153" calcext:value-type="float">
            <text:p>206.052.153,00</text:p>
          </table:table-cell>
          <table:table-cell table:style-name="ce19" office:value-type="float" office:value="173034218" calcext:value-type="float">
            <text:p>173.034.218,00</text:p>
          </table:table-cell>
          <table:table-cell table:number-columns-repeated="231"/>
        </table:table-row>
        <table:table-row table:style-name="ro2">
          <table:table-cell table:style-name="ce2" office:value-type="string" calcext:value-type="string">
            <text:p>Fomento</text:p>
          </table:table-cell>
          <table:table-cell table:style-name="ce2" office:value-type="string" calcext:value-type="string">
            <text:p>1,440,531,668.36</text:p>
          </table:table-cell>
          <table:table-cell table:style-name="ce19" office:value-type="float" office:value="1315588254.8871" calcext:value-type="float">
            <text:p>1.315.588.254,89</text:p>
          </table:table-cell>
          <table:table-cell table:style-name="ce19" office:value-type="float" office:value="1315452990.07099" calcext:value-type="float">
            <text:p>1.315.452.990,07</text:p>
          </table:table-cell>
          <table:table-cell table:style-name="ce19" office:value-type="float" office:value="2387261098.82189" calcext:value-type="float">
            <text:p>2.387.261.098,82</text:p>
          </table:table-cell>
          <table:table-cell table:style-name="ce19" office:value-type="float" office:value="1985801526.93309" calcext:value-type="float">
            <text:p>1.985.801.526,93</text:p>
          </table:table-cell>
          <table:table-cell table:style-name="ce19" office:value-type="float" office:value="1914872470.97371" calcext:value-type="float">
            <text:p>1.914.872.470,97</text:p>
          </table:table-cell>
          <table:table-cell table:style-name="ce22" office:value-type="string" calcext:value-type="string">
            <text:p>R$ 970,126,983.42</text:p>
          </table:table-cell>
          <table:table-cell table:number-columns-repeated="2" table:style-name="ce19" office:value-type="float" office:value="708164261.502496" calcext:value-type="float">
            <text:p>708.164.261,50</text:p>
          </table:table-cell>
          <table:table-cell table:style-name="ce22" office:value-type="float" office:value="1189412525.19893" calcext:value-type="float">
            <text:p>1189412525,19893</text:p>
          </table:table-cell>
          <table:table-cell table:number-columns-repeated="2" table:style-name="ce19" office:value-type="float" office:value="645895695.891645" calcext:value-type="float">
            <text:p>645.895.695,89</text:p>
          </table:table-cell>
          <table:table-cell table:style-name="ce19" office:value-type="float" office:value="617088389.921317" calcext:value-type="float">
            <text:p>617.088.389,92</text:p>
          </table:table-cell>
          <table:table-cell table:style-name="ce19" office:value-type="float" office:value="468879588.429691" calcext:value-type="float">
            <text:p>468.879.588,43</text:p>
          </table:table-cell>
          <table:table-cell table:style-name="ce19" office:value-type="float" office:value="468357554.511923" calcext:value-type="float">
            <text:p>468.357.554,51</text:p>
          </table:table-cell>
          <table:table-cell table:style-name="ce19" office:value-type="string" calcext:value-type="string">
            <text:p>R$ 343,790,939.75</text:p>
          </table:table-cell>
          <table:table-cell table:style-name="ce19" office:value-type="float" office:value="143935217.76159" calcext:value-type="float">
            <text:p>143.935.217,76</text:p>
          </table:table-cell>
          <table:table-cell table:style-name="ce19" office:value-type="float" office:value="63301001.037256" calcext:value-type="float">
            <text:p>63.301.001,04</text:p>
          </table:table-cell>
          <table:table-cell table:style-name="ce19" office:value-type="float" office:value="1055141468.92306" calcext:value-type="float">
            <text:p>1.055.141.468,92</text:p>
          </table:table-cell>
          <table:table-cell table:style-name="ce19" office:value-type="float" office:value="433968685.665638" calcext:value-type="float">
            <text:p>433.968.685,67</text:p>
          </table:table-cell>
          <table:table-cell table:style-name="ce19" office:value-type="float" office:value="88897709.4341058" calcext:value-type="float">
            <text:p>88.897.709,43</text:p>
          </table:table-cell>
          <table:table-cell table:style-name="ce19" office:value-type="float" office:value="902632798" calcext:value-type="float">
            <text:p>902.632.798,00</text:p>
          </table:table-cell>
          <table:table-cell table:style-name="ce19" office:value-type="float" office:value="439195758" calcext:value-type="float">
            <text:p>439.195.758,00</text:p>
          </table:table-cell>
          <table:table-cell table:style-name="ce19" office:value-type="float" office:value="17230280" calcext:value-type="float">
            <text:p>17.230.280,00</text:p>
          </table:table-cell>
          <table:table-cell table:number-columns-repeated="23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table:formula="of:=SUM([.B3:.B5])" office:value-type="float" office:value="0" calcext:value-type="float">
            <text:p>0,00</text:p>
          </table:table-cell>
          <table:table-cell table:style-name="ce13" table:formula="of:=SUM([.C3:.C5])" office:value-type="float" office:value="1588124710.32814" calcext:value-type="float">
            <text:p>1.588.124.710,33</text:p>
          </table:table-cell>
          <table:table-cell table:style-name="ce13" table:formula="of:=SUM([.D3:.D5])" office:value-type="float" office:value="1587661027.51039" calcext:value-type="float">
            <text:p>1.587.661.027,51</text:p>
          </table:table-cell>
          <table:table-cell table:style-name="ce13" table:formula="of:=SUM([.E3:.E5])" office:value-type="float" office:value="2964724799.83561" calcext:value-type="float">
            <text:p>2.964.724.799,84</text:p>
          </table:table-cell>
          <table:table-cell table:style-name="ce13" table:formula="of:=SUM([.F3:.F5])" office:value-type="float" office:value="2381649217.16795" calcext:value-type="float">
            <text:p>2.381.649.217,17</text:p>
          </table:table-cell>
          <table:table-cell table:style-name="ce13" table:formula="of:=SUM([.G3:.G5])" office:value-type="float" office:value="2310696089.85317" calcext:value-type="float">
            <text:p>2.310.696.089,85</text:p>
          </table:table-cell>
          <table:table-cell table:style-name="ce23" table:formula="of:=SUM([.H3:.H5])" office:value-type="float" office:value="0" calcext:value-type="float">
            <text:p>0,00</text:p>
          </table:table-cell>
          <table:table-cell table:style-name="ce13" table:formula="of:=SUM([.I3:.I5])" office:value-type="float" office:value="1220682480.53863" calcext:value-type="float">
            <text:p>1.220.682.480,54</text:p>
          </table:table-cell>
          <table:table-cell table:style-name="ce13" table:formula="of:=SUM([.J3:.J5])" office:value-type="float" office:value="1220682480.53863" calcext:value-type="float">
            <text:p>1.220.682.480,54</text:p>
          </table:table-cell>
          <table:table-cell table:style-name="ce23" table:formula="of:=SUM([.K3:.K5])" office:value-type="float" office:value="2076949952.17994" calcext:value-type="float">
            <text:p>2.076.949.952,18</text:p>
          </table:table-cell>
          <table:table-cell table:style-name="ce13" table:formula="of:=SUM([.L3:.L5])" office:value-type="float" office:value="1243680989.17619" calcext:value-type="float">
            <text:p>1.243.680.989,18</text:p>
          </table:table-cell>
          <table:table-cell table:style-name="ce13" table:formula="of:=SUM([.M3:.M5])" office:value-type="float" office:value="1243680989.17619" calcext:value-type="float">
            <text:p>1.243.680.989,18</text:p>
          </table:table-cell>
          <table:table-cell table:style-name="ce13" table:formula="of:=SUM([.N3:.N5])" office:value-type="float" office:value="1271428509.3427" calcext:value-type="float">
            <text:p>1.271.428.509,34</text:p>
          </table:table-cell>
          <table:table-cell table:style-name="ce13" table:formula="of:=SUM([.O3:.O5])" office:value-type="float" office:value="924069757.797031" calcext:value-type="float">
            <text:p>924.069.757,80</text:p>
          </table:table-cell>
          <table:table-cell table:style-name="ce13" table:formula="of:=SUM([.P3:.P5])" office:value-type="float" office:value="923547723.879262" calcext:value-type="float">
            <text:p>923.547.723,88</text:p>
          </table:table-cell>
          <table:table-cell table:style-name="ce23" table:formula="of:=SUM([.Q3:.Q5])" office:value-type="float" office:value="0" calcext:value-type="float">
            <text:p>0,00</text:p>
          </table:table-cell>
          <table:table-cell table:style-name="ce13" table:formula="of:=SUM([.R3:.R5])" office:value-type="float" office:value="340561486.76236" calcext:value-type="float">
            <text:p>340.561.486,76</text:p>
          </table:table-cell>
          <table:table-cell table:style-name="ce13" table:formula="of:=SUM([.S3:.S5])" office:value-type="float" office:value="229264060.877603" calcext:value-type="float">
            <text:p>229.264.060,88</text:p>
          </table:table-cell>
          <table:table-cell table:style-name="ce13" table:formula="of:=SUM([.T3:.T5])" office:value-type="float" office:value="1560150054.4425" calcext:value-type="float">
            <text:p>1.560.150.054,44</text:p>
          </table:table-cell>
          <table:table-cell table:style-name="ce13" table:formula="of:=SUM([.U3:.U5])" office:value-type="float" office:value="772466203.83409" calcext:value-type="float">
            <text:p>772.466.203,83</text:p>
          </table:table-cell>
          <table:table-cell table:style-name="ce13" table:formula="of:=SUM([.V3:.V5])" office:value-type="float" office:value="276641756.762206" calcext:value-type="float">
            <text:p>276.641.756,76</text:p>
          </table:table-cell>
          <table:table-cell table:style-name="ce13" table:formula="of:=SUM([.W3:.W5])" office:value-type="float" office:value="1695898307" calcext:value-type="float">
            <text:p>1.695.898.307,00</text:p>
          </table:table-cell>
          <table:table-cell table:style-name="ce13" table:formula="of:=SUM([.X3:.X5])" office:value-type="float" office:value="887506359" calcext:value-type="float">
            <text:p>887.506.359,00</text:p>
          </table:table-cell>
          <table:table-cell table:style-name="ce13" table:formula="of:=SUM([.Y3:.Y5])" office:value-type="float" office:value="347097991" calcext:value-type="float">
            <text:p>347.097.991,00</text:p>
          </table:table-cell>
          <table:table-cell table:number-columns-repeated="231"/>
        </table:table-row>
        <table:table-row table:style-name="ro2" table:number-rows-repeated="2">
          <table:table-cell table:style-name="ce4"/>
          <table:table-cell table:number-columns-repeated="255"/>
        </table:table-row>
        <table:table-row table:style-name="ro2">
          <table:table-cell table:style-name="ce4" office:value-type="string" calcext:value-type="string">
            <text:p>Orçamento por eixo de atuação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Ordenamento</text:p>
          </table:table-cell>
          <table:table-cell table:style-name="ce14" table:formula="of:=[.B3]" office:value-type="string" office:string-value="221,621,923.39" calcext:value-type="string">
            <text:p>221,621,923.39</text:p>
          </table:table-cell>
          <table:table-cell table:style-name="ce14" table:formula="of:=[.E3]" office:value-type="float" office:value="316219680.265699" calcext:value-type="float">
            <text:p>316.219.680,27</text:p>
          </table:table-cell>
          <table:table-cell table:style-name="ce20" table:formula="of:=[.H3]" office:value-type="string" office:string-value="R$ 374,107,916.78" calcext:value-type="string">
            <text:p>R$ 374,107,916.78</text:p>
          </table:table-cell>
          <table:table-cell table:style-name="ce20" table:formula="of:=[.K3]" office:value-type="float" office:value="539377403.62266" calcext:value-type="float">
            <text:p>539.377.403,62</text:p>
          </table:table-cell>
          <table:table-cell table:style-name="ce14" table:formula="of:=[.N3]" office:value-type="float" office:value="391810616.152738" calcext:value-type="float">
            <text:p>391.810.616,15</text:p>
          </table:table-cell>
          <table:table-cell table:style-name="ce14" table:formula="of:=[.Q3]" office:value-type="string" office:string-value="R$ 115,490,175.88" calcext:value-type="string">
            <text:p>R$ 115,490,175.88</text:p>
          </table:table-cell>
          <table:table-cell table:style-name="ce14" table:formula="of:=[.T3]" office:value-type="float" office:value="299715226.268503" calcext:value-type="float">
            <text:p>299.715.226,27</text:p>
          </table:table-cell>
          <table:table-cell table:style-name="ce14" table:formula="of:=[.W3]" office:value-type="float" office:value="545908399" calcext:value-type="float">
            <text:p>545.908.399,00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onitoramento</text:p>
          </table:table-cell>
          <table:table-cell table:style-name="ce14" table:formula="of:=[.B4]" office:value-type="string" office:string-value="142,752,134.18" calcext:value-type="string">
            <text:p>142,752,134.18</text:p>
          </table:table-cell>
          <table:table-cell table:style-name="ce14" table:formula="of:=[.E4]" office:value-type="float" office:value="261244020.748014" calcext:value-type="float">
            <text:p>261.244.020,75</text:p>
          </table:table-cell>
          <table:table-cell table:style-name="ce20" table:formula="of:=[.H4]" office:value-type="string" office:string-value="R$ 425,878,696.38" calcext:value-type="string">
            <text:p>R$ 425,878,696.38</text:p>
          </table:table-cell>
          <table:table-cell table:style-name="ce20" table:formula="of:=[.K4]" office:value-type="float" office:value="348160023.35835" calcext:value-type="float">
            <text:p>348.160.023,36</text:p>
          </table:table-cell>
          <table:table-cell table:style-name="ce14" table:formula="of:=[.N4]" office:value-type="float" office:value="262529503.268649" calcext:value-type="float">
            <text:p>262.529.503,27</text:p>
          </table:table-cell>
          <table:table-cell table:style-name="ce20" table:formula="of:=[.Q4]" office:value-type="string" office:string-value="R$ 248,788,597.00" calcext:value-type="string">
            <text:p>R$ 248,788,597.00</text:p>
          </table:table-cell>
          <table:table-cell table:style-name="ce14" table:formula="of:=[.T4]" office:value-type="float" office:value="205293359.250935" calcext:value-type="float">
            <text:p>205.293.359,25</text:p>
          </table:table-cell>
          <table:table-cell table:style-name="ce14" table:formula="of:=[.W4]" office:value-type="float" office:value="247357110" calcext:value-type="float">
            <text:p>247.357.110,00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Fomento</text:p>
          </table:table-cell>
          <table:table-cell table:style-name="ce14" table:formula="of:=[.B5]" office:value-type="string" office:string-value="1,440,531,668.36" calcext:value-type="string">
            <text:p>1,440,531,668.36</text:p>
          </table:table-cell>
          <table:table-cell table:style-name="ce14" table:formula="of:=[.E5]" office:value-type="float" office:value="2387261098.82189" calcext:value-type="float">
            <text:p>2.387.261.098,82</text:p>
          </table:table-cell>
          <table:table-cell table:style-name="ce20" table:formula="of:=[.H5]" office:value-type="string" office:string-value="R$ 970,126,983.42" calcext:value-type="string">
            <text:p>R$ 970,126,983.42</text:p>
          </table:table-cell>
          <table:table-cell table:style-name="ce20" table:formula="of:=[.K5]" office:value-type="float" office:value="1189412525.19893" calcext:value-type="float">
            <text:p>1.189.412.525,20</text:p>
          </table:table-cell>
          <table:table-cell table:style-name="ce14" table:formula="of:=[.N5]" office:value-type="float" office:value="617088389.921317" calcext:value-type="float">
            <text:p>617.088.389,92</text:p>
          </table:table-cell>
          <table:table-cell table:style-name="ce20" table:formula="of:=[.Q5]" office:value-type="string" office:string-value="R$ 343,790,939.75" calcext:value-type="string">
            <text:p>R$ 343,790,939.75</text:p>
          </table:table-cell>
          <table:table-cell table:style-name="ce14" table:formula="of:=[.T5]" office:value-type="float" office:value="1055141468.92306" calcext:value-type="float">
            <text:p>1.055.141.468,92</text:p>
          </table:table-cell>
          <table:table-cell table:style-name="ce14" table:formula="of:=[.W5]" office:value-type="float" office:value="902632798" calcext:value-type="float">
            <text:p>902.632.798,00</text:p>
          </table:table-cell>
          <table:table-cell table:number-columns-repeated="247"/>
        </table:table-row>
        <table:table-row table:style-name="ro2">
          <table:table-cell table:style-name="ce5" office:value-type="string" calcext:value-type="string">
            <text:p><text:a xlink:href="http://cf.datawrapper.de/dPCjt/4/" xlink:type="simple">http://cf.datawrapper.de/dPCjt/4/</text:a></text:p>
          </table:table-cell>
          <table:table-cell table:style-name="ce15" table:formula="of:=SUM([.B10:.B12])" office:value-type="float" office:value="0" calcext:value-type="float">
            <text:p>0,00</text:p>
          </table:table-cell>
          <table:table-cell table:style-name="ce15" table:formula="of:=SUM([.C10:.C12])" office:value-type="float" office:value="2964724799.83561" calcext:value-type="float">
            <text:p>2.964.724.799,84</text:p>
          </table:table-cell>
          <table:table-cell table:style-name="ce21" table:formula="of:=SUM([.D10:.D12])" office:value-type="float" office:value="0" calcext:value-type="float">
            <text:p>0,00</text:p>
          </table:table-cell>
          <table:table-cell table:style-name="ce21" table:formula="of:=SUM([.E10:.E12])" office:value-type="float" office:value="2076949952.17994" calcext:value-type="float">
            <text:p>2.076.949.952,18</text:p>
          </table:table-cell>
          <table:table-cell table:style-name="ce15" table:formula="of:=SUM([.F10:.F12])" office:value-type="float" office:value="1271428509.3427" calcext:value-type="float">
            <text:p>1.271.428.509,34</text:p>
          </table:table-cell>
          <table:table-cell table:style-name="ce15" table:formula="of:=SUM([.G10:.G12])" office:value-type="float" office:value="0" calcext:value-type="float">
            <text:p>0,00</text:p>
          </table:table-cell>
          <table:table-cell table:style-name="ce15" table:formula="of:=SUM([.H10:.H12])" office:value-type="float" office:value="1560150054.4425" calcext:value-type="float">
            <text:p>1.560.150.054,44</text:p>
          </table:table-cell>
          <table:table-cell table:style-name="ce15" table:formula="of:=SUM([.I10:.I12])" office:value-type="float" office:value="1695898307" calcext:value-type="float">
            <text:p>1.695.898.307,00</text:p>
          </table:table-cell>
          <table:table-cell table:number-columns-repeated="247"/>
        </table:table-row>
        <table:table-row table:style-name="ro2">
          <table:table-cell table:style-name="ce4"/>
          <table:table-cell table:number-columns-repeated="255"/>
        </table:table-row>
        <table:table-row table:style-name="ro2">
          <table:table-cell table:style-name="ce4" office:value-type="string" calcext:value-type="string">
            <text:p>Despesas por eixo de atuação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Ordenamento</text:p>
          </table:table-cell>
          <table:table-cell table:style-name="ce14" table:formula="of:=[.D3]" office:value-type="float" office:value="163813410.353063" calcext:value-type="float">
            <text:p>163.813.410,35</text:p>
          </table:table-cell>
          <table:table-cell table:style-name="ce14" table:formula="of:=[.G3]" office:value-type="float" office:value="172585882.935099" calcext:value-type="float">
            <text:p>172.585.882,94</text:p>
          </table:table-cell>
          <table:table-cell table:style-name="ce14" table:formula="of:=[.J3]" office:value-type="float" office:value="178717057.379296" calcext:value-type="float">
            <text:p>178.717.057,38</text:p>
          </table:table-cell>
          <table:table-cell table:style-name="ce14" table:formula="of:=[.M3]" office:value-type="float" office:value="304675381.48561" calcext:value-type="float">
            <text:p>304.675.381,49</text:p>
          </table:table-cell>
          <table:table-cell table:style-name="ce14" table:formula="of:=[.P3]" office:value-type="float" office:value="229785252.883872" calcext:value-type="float">
            <text:p>229.785.252,88</text:p>
          </table:table-cell>
          <table:table-cell table:style-name="ce14" table:formula="of:=[.S3]" office:value-type="float" office:value="7102145.579716" calcext:value-type="float">
            <text:p>7.102.145,58</text:p>
          </table:table-cell>
          <table:table-cell table:style-name="ce14" table:formula="of:=[.V3]" office:value-type="float" office:value="42286255.2259848" calcext:value-type="float">
            <text:p>42.286.255,23</text:p>
          </table:table-cell>
          <table:table-cell table:style-name="ce14" table:formula="of:=[.Y3]" office:value-type="float" office:value="156833493" calcext:value-type="float">
            <text:p>156.833.493,00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Monitoramento</text:p>
          </table:table-cell>
          <table:table-cell table:style-name="ce14" table:formula="of:=[.D4]" office:value-type="float" office:value="108394627.086335" calcext:value-type="float">
            <text:p>108.394.627,09</text:p>
          </table:table-cell>
          <table:table-cell table:style-name="ce14" table:formula="of:=[.G4]" office:value-type="float" office:value="223237735.944368" calcext:value-type="float">
            <text:p>223.237.735,94</text:p>
          </table:table-cell>
          <table:table-cell table:style-name="ce14" table:formula="of:=[.J4]" office:value-type="float" office:value="333801161.656838" calcext:value-type="float">
            <text:p>333.801.161,66</text:p>
          </table:table-cell>
          <table:table-cell table:style-name="ce14" table:formula="of:=[.M4]" office:value-type="float" office:value="293109911.798933" calcext:value-type="float">
            <text:p>293.109.911,80</text:p>
          </table:table-cell>
          <table:table-cell table:style-name="ce14" table:formula="of:=[.P4]" office:value-type="float" office:value="225404916.483468" calcext:value-type="float">
            <text:p>225.404.916,48</text:p>
          </table:table-cell>
          <table:table-cell table:style-name="ce14" table:formula="of:=[.S4]" office:value-type="float" office:value="158860914.260631" calcext:value-type="float">
            <text:p>158.860.914,26</text:p>
          </table:table-cell>
          <table:table-cell table:style-name="ce14" table:formula="of:=[.V4]" office:value-type="float" office:value="145457792.102116" calcext:value-type="float">
            <text:p>145.457.792,10</text:p>
          </table:table-cell>
          <table:table-cell table:style-name="ce14" table:formula="of:=[.Y4]" office:value-type="float" office:value="173034218" calcext:value-type="float">
            <text:p>173.034.218,00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Fomento</text:p>
          </table:table-cell>
          <table:table-cell table:style-name="ce14" table:formula="of:=[.D5]" office:value-type="float" office:value="1315452990.07099" calcext:value-type="float">
            <text:p>1.315.452.990,07</text:p>
          </table:table-cell>
          <table:table-cell table:style-name="ce14" table:formula="of:=[.G5]" office:value-type="float" office:value="1914872470.97371" calcext:value-type="float">
            <text:p>1.914.872.470,97</text:p>
          </table:table-cell>
          <table:table-cell table:style-name="ce14" table:formula="of:=[.J5]" office:value-type="float" office:value="708164261.502496" calcext:value-type="float">
            <text:p>708.164.261,50</text:p>
          </table:table-cell>
          <table:table-cell table:style-name="ce14" table:formula="of:=[.M5]" office:value-type="float" office:value="645895695.891645" calcext:value-type="float">
            <text:p>645.895.695,89</text:p>
          </table:table-cell>
          <table:table-cell table:style-name="ce14" table:formula="of:=[.P5]" office:value-type="float" office:value="468357554.511923" calcext:value-type="float">
            <text:p>468.357.554,51</text:p>
          </table:table-cell>
          <table:table-cell table:style-name="ce14" table:formula="of:=[.S5]" office:value-type="float" office:value="63301001.037256" calcext:value-type="float">
            <text:p>63.301.001,04</text:p>
          </table:table-cell>
          <table:table-cell table:style-name="ce14" table:formula="of:=[.V5]" office:value-type="float" office:value="88897709.4341058" calcext:value-type="float">
            <text:p>88.897.709,43</text:p>
          </table:table-cell>
          <table:table-cell table:style-name="ce14" table:formula="of:=[.Y5]" office:value-type="float" office:value="17230280" calcext:value-type="float">
            <text:p>17.230.280,00</text:p>
          </table:table-cell>
          <table:table-cell table:number-columns-repeated="247"/>
        </table:table-row>
        <table:table-row table:style-name="ro2">
          <table:table-cell table:style-name="Default"/>
          <table:table-cell table:style-name="ce15" table:formula="of:=SUM([.B16:.B18])" office:value-type="float" office:value="1587661027.51039" calcext:value-type="float">
            <text:p>1.587.661.027,51</text:p>
          </table:table-cell>
          <table:table-cell table:style-name="ce15" table:formula="of:=SUM([.C16:.C18])" office:value-type="float" office:value="2310696089.85317" calcext:value-type="float">
            <text:p>2.310.696.089,85</text:p>
          </table:table-cell>
          <table:table-cell table:style-name="ce15" table:formula="of:=SUM([.D16:.D18])" office:value-type="float" office:value="1220682480.53863" calcext:value-type="float">
            <text:p>1.220.682.480,54</text:p>
          </table:table-cell>
          <table:table-cell table:style-name="ce15" table:formula="of:=SUM([.E16:.E18])" office:value-type="float" office:value="1243680989.17619" calcext:value-type="float">
            <text:p>1.243.680.989,18</text:p>
          </table:table-cell>
          <table:table-cell table:style-name="ce15" table:formula="of:=SUM([.F16:.F18])" office:value-type="float" office:value="923547723.879262" calcext:value-type="float">
            <text:p>923.547.723,88</text:p>
          </table:table-cell>
          <table:table-cell table:style-name="ce15" table:formula="of:=SUM([.G16:.G18])" office:value-type="float" office:value="229264060.877603" calcext:value-type="float">
            <text:p>229.264.060,88</text:p>
          </table:table-cell>
          <table:table-cell table:style-name="ce15" table:formula="of:=SUM([.H16:.H18])" office:value-type="float" office:value="276641756.762206" calcext:value-type="float">
            <text:p>276.641.756,76</text:p>
          </table:table-cell>
          <table:table-cell table:style-name="ce15" table:formula="of:=SUM([.I16:.I18])" office:value-type="float" office:value="347097991" calcext:value-type="float">
            <text:p>347.097.991,00</text:p>
          </table:table-cell>
          <table:table-cell table:number-columns-repeated="247"/>
        </table:table-row>
        <table:table-row table:style-name="ro2" table:number-rows-repeated="2">
          <table:table-cell table:style-name="ce6"/>
          <table:table-cell table:style-name="ce16" table:number-columns-repeated="2"/>
          <table:table-cell table:style-name="Default" table:number-columns-repeated="6"/>
          <table:table-cell table:number-columns-repeated="247"/>
        </table:table-row>
        <table:table-row table:style-name="ro2">
          <table:table-cell table:style-name="ce6" office:value-type="string" calcext:value-type="string">
            <text:p>Despesas por governo</text:p>
          </table:table-cell>
          <table:table-cell table:style-name="ce16" office:value-type="string" calcext:value-type="string">
            <text:p>Lula (2007-2010)</text:p>
          </table:table-cell>
          <table:table-cell table:style-name="ce16" office:value-type="string" calcext:value-type="string">
            <text:p>Dilma (2011-2014)</text:p>
          </table:table-cell>
          <table:table-cell table:style-name="Default" table:number-columns-repeated="6"/>
          <table:table-cell table:number-columns-repeated="247"/>
        </table:table-row>
        <table:table-row table:style-name="ro2">
          <table:table-cell office:value-type="string" calcext:value-type="string">
            <text:p>Ordenamento</text:p>
          </table:table-cell>
          <table:table-cell table:style-name="ce10" table:formula="of:=SUM([.B16:.E16])" office:value-type="float" office:value="819791732.153067" calcext:value-type="float">
            <text:p>819791732,15</text:p>
          </table:table-cell>
          <table:table-cell table:style-name="ce10" table:formula="of:=SUM([.F16:.I16])" office:value-type="float" office:value="436007146.689573" calcext:value-type="float">
            <text:p>436007146,69</text:p>
          </table:table-cell>
          <table:table-cell table:style-name="Default" table:number-columns-repeated="6"/>
          <table:table-cell table:number-columns-repeated="247"/>
        </table:table-row>
        <table:table-row table:style-name="ro2">
          <table:table-cell office:value-type="string" calcext:value-type="string">
            <text:p>Monitoramento</text:p>
          </table:table-cell>
          <table:table-cell table:style-name="ce10" table:formula="of:=SUM([.B17:.E17])" office:value-type="float" office:value="958543436.486475" calcext:value-type="float">
            <text:p>958543436,49</text:p>
          </table:table-cell>
          <table:table-cell table:style-name="ce10" table:formula="of:=SUM([.F17:.I17])" office:value-type="float" office:value="702757840.846215" calcext:value-type="float">
            <text:p>702757840,85</text:p>
          </table:table-cell>
          <table:table-cell table:style-name="Default" table:number-columns-repeated="6"/>
          <table:table-cell table:number-columns-repeated="247"/>
        </table:table-row>
        <table:table-row table:style-name="ro2">
          <table:table-cell office:value-type="string" calcext:value-type="string">
            <text:p>Fomento</text:p>
          </table:table-cell>
          <table:table-cell table:style-name="ce10" table:formula="of:=SUM([.B18:.E18])" office:value-type="float" office:value="4584385418.43884" calcext:value-type="float">
            <text:p>4584385418,44</text:p>
          </table:table-cell>
          <table:table-cell table:style-name="ce10" table:formula="of:=SUM([.F18:.I18])" office:value-type="float" office:value="637786544.983284" calcext:value-type="float">
            <text:p>637786544,98</text:p>
          </table:table-cell>
          <table:table-cell table:style-name="Default" table:number-columns-repeated="6"/>
          <table:table-cell table:number-columns-repeated="247"/>
        </table:table-row>
        <table:table-row table:style-name="ro2">
          <table:table-cell table:style-name="ce7" office:value-type="string" calcext:value-type="string">
            <text:p><text:a xlink:href="http://cf.datawrapper.de/6Glne/4/" xlink:type="simple">http://cf.datawrapper.de/6Glne/4/</text:a></text:p>
          </table:table-cell>
          <table:table-cell table:style-name="ce8" table:formula="of:=SUM([.B23:.B25])" office:value-type="float" office:value="6362720587.07838" calcext:value-type="float">
            <text:p>6362720587,08</text:p>
          </table:table-cell>
          <table:table-cell table:style-name="ce8" table:formula="of:=SUM([.C23:.C25])" office:value-type="float" office:value="1776551532.51907" calcext:value-type="float">
            <text:p>1776551532,52</text:p>
          </table:table-cell>
          <table:table-cell table:number-columns-repeated="253"/>
        </table:table-row>
        <table:table-row table:style-name="ro2">
          <table:table-cell table:style-name="ce4"/>
          <table:table-cell table:number-columns-repeated="255"/>
        </table:table-row>
        <table:table-row table:style-name="ro2">
          <table:table-cell table:style-name="ce4" office:value-type="string" calcext:value-type="string">
            <text:p>Orçamento x Despesas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Total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Orçado</text:p>
          </table:table-cell>
          <table:table-cell table:style-name="ce9" table:formula="of:=[.B13]" office:value-type="float" office:value="0" calcext:value-type="float">
            <text:p>0,00</text:p>
          </table:table-cell>
          <table:table-cell table:style-name="ce9" table:formula="of:=[.C13]" office:value-type="float" office:value="2964724799.83561" calcext:value-type="float">
            <text:p>2964724799,84</text:p>
          </table:table-cell>
          <table:table-cell table:style-name="ce9" table:formula="of:=[.D13]" office:value-type="float" office:value="0" calcext:value-type="float">
            <text:p>0,00</text:p>
          </table:table-cell>
          <table:table-cell table:style-name="ce9" table:formula="of:=[.E13]" office:value-type="float" office:value="2076949952.17994" calcext:value-type="float">
            <text:p>2076949952,18</text:p>
          </table:table-cell>
          <table:table-cell table:style-name="ce9" table:formula="of:=[.F13]" office:value-type="float" office:value="1271428509.3427" calcext:value-type="float">
            <text:p>1271428509,34</text:p>
          </table:table-cell>
          <table:table-cell table:style-name="ce9" table:formula="of:=[.G13]" office:value-type="float" office:value="0" calcext:value-type="float">
            <text:p>0,00</text:p>
          </table:table-cell>
          <table:table-cell table:style-name="ce9" table:formula="of:=[.H13]" office:value-type="float" office:value="1560150054.4425" calcext:value-type="float">
            <text:p>1560150054,44</text:p>
          </table:table-cell>
          <table:table-cell table:style-name="ce9" table:formula="of:=[.I13]" office:value-type="float" office:value="1695898307" calcext:value-type="float">
            <text:p>1695898307,00</text:p>
          </table:table-cell>
          <table:table-cell table:style-name="ce9" table:formula="of:=SUM([.B29:.I29])" office:value-type="float" office:value="9569151622.80075" calcext:value-type="float">
            <text:p>9569151622,80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Realizado</text:p>
          </table:table-cell>
          <table:table-cell table:style-name="ce9" table:formula="of:=[.B19]" office:value-type="float" office:value="1587661027.51039" calcext:value-type="float">
            <text:p>1587661027,51</text:p>
          </table:table-cell>
          <table:table-cell table:style-name="ce9" table:formula="of:=[.C19]" office:value-type="float" office:value="2310696089.85317" calcext:value-type="float">
            <text:p>2310696089,85</text:p>
          </table:table-cell>
          <table:table-cell table:style-name="ce9" table:formula="of:=[.D19]" office:value-type="float" office:value="1220682480.53863" calcext:value-type="float">
            <text:p>1220682480,54</text:p>
          </table:table-cell>
          <table:table-cell table:style-name="ce9" table:formula="of:=[.E19]" office:value-type="float" office:value="1243680989.17619" calcext:value-type="float">
            <text:p>1243680989,18</text:p>
          </table:table-cell>
          <table:table-cell table:style-name="ce9" table:formula="of:=[.F19]" office:value-type="float" office:value="923547723.879262" calcext:value-type="float">
            <text:p>923547723,88</text:p>
          </table:table-cell>
          <table:table-cell table:style-name="ce9" table:formula="of:=[.G19]" office:value-type="float" office:value="229264060.877603" calcext:value-type="float">
            <text:p>229264060,88</text:p>
          </table:table-cell>
          <table:table-cell table:style-name="ce9" table:formula="of:=[.H19]" office:value-type="float" office:value="276641756.762206" calcext:value-type="float">
            <text:p>276641756,76</text:p>
          </table:table-cell>
          <table:table-cell table:style-name="ce9" table:formula="of:=[.I19]" office:value-type="float" office:value="347097991" calcext:value-type="float">
            <text:p>347097991,00</text:p>
          </table:table-cell>
          <table:table-cell table:style-name="ce9" table:formula="of:=SUM([.B30:.I30])" office:value-type="float" office:value="8139272119.59746" calcext:value-type="float">
            <text:p>8139272119,60</text:p>
          </table:table-cell>
          <table:table-cell table:number-columns-repeated="246"/>
        </table:table-row>
        <table:table-row table:style-name="ro2">
          <table:table-cell table:style-name="ce5" office:value-type="string" calcext:value-type="string">
            <text:p><text:a xlink:href="http://cf.datawrapper.de/v4P3r/2/" xlink:type="simple">http://cf.datawrapper.de/v4P3r/2/</text:a></text:p>
          </table:table-cell>
          <table:table-cell table:number-columns-repeated="8"/>
          <table:table-cell table:style-name="ce1"/>
          <table:table-cell table:number-columns-repeated="246"/>
        </table:table-row>
        <table:table-row table:style-name="ro2">
          <table:table-cell table:style-name="ce4"/>
          <table:table-cell table:number-columns-repeated="8"/>
          <table:table-cell table:style-name="ce1"/>
          <table:table-cell table:number-columns-repeated="246"/>
        </table:table-row>
        <table:table-row table:style-name="ro2">
          <table:table-cell table:style-name="ce8" office:value-type="string" calcext:value-type="string">
            <text:p>Eixo Ordenamento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9"/>
          <table:table-cell table:number-columns-repeated="246"/>
        </table:table-row>
        <table:table-row table:style-name="ro2">
          <table:table-cell table:style-name="ce9" office:value-type="string" calcext:value-type="string">
            <text:p>Orçado</text:p>
          </table:table-cell>
          <table:table-cell table:style-name="ce10" table:formula="of:=[.B10]" office:value-type="string" office:string-value="221,621,923.39" calcext:value-type="string">
            <text:p>221,621,923.39</text:p>
          </table:table-cell>
          <table:table-cell table:style-name="ce10" table:formula="of:=[.C10]" office:value-type="float" office:value="316219680.265699" calcext:value-type="float">
            <text:p>316219680,27</text:p>
          </table:table-cell>
          <table:table-cell table:style-name="ce10" table:formula="of:=[.D10]" office:value-type="string" office:string-value="R$ 374,107,916.78" calcext:value-type="string">
            <text:p>R$ 374,107,916.78</text:p>
          </table:table-cell>
          <table:table-cell table:style-name="ce10" table:formula="of:=[.E10]" office:value-type="float" office:value="539377403.62266" calcext:value-type="float">
            <text:p>539377403,62</text:p>
          </table:table-cell>
          <table:table-cell table:style-name="ce10" table:formula="of:=[.F10]" office:value-type="float" office:value="391810616.152738" calcext:value-type="float">
            <text:p>391810616,15</text:p>
          </table:table-cell>
          <table:table-cell table:style-name="ce10" table:formula="of:=[.G10]" office:value-type="string" office:string-value="R$ 115,490,175.88" calcext:value-type="string">
            <text:p>R$ 115,490,175.88</text:p>
          </table:table-cell>
          <table:table-cell table:style-name="ce10" table:formula="of:=[.H10]" office:value-type="float" office:value="299715226.268503" calcext:value-type="float">
            <text:p>299715226,27</text:p>
          </table:table-cell>
          <table:table-cell table:style-name="ce10" table:formula="of:=[.I10]" office:value-type="float" office:value="545908399" calcext:value-type="float">
            <text:p>545908399,00</text:p>
          </table:table-cell>
          <table:table-cell table:style-name="ce9" table:formula="of:=SUM([.B34:.I34])" office:value-type="float" office:value="2093031325.3096" calcext:value-type="float">
            <text:p>2093031325,31</text:p>
          </table:table-cell>
          <table:table-cell table:number-columns-repeated="246"/>
        </table:table-row>
        <table:table-row table:style-name="ro2">
          <table:table-cell table:style-name="ce9" office:value-type="string" calcext:value-type="string">
            <text:p>Realizado</text:p>
          </table:table-cell>
          <table:table-cell table:style-name="ce10" table:formula="of:=[.B16]" office:value-type="float" office:value="163813410.353063" calcext:value-type="float">
            <text:p>163813410,35</text:p>
          </table:table-cell>
          <table:table-cell table:style-name="ce10" table:formula="of:=[.C16]" office:value-type="float" office:value="172585882.935099" calcext:value-type="float">
            <text:p>172585882,94</text:p>
          </table:table-cell>
          <table:table-cell table:style-name="ce10" table:formula="of:=[.D16]" office:value-type="float" office:value="178717057.379296" calcext:value-type="float">
            <text:p>178717057,38</text:p>
          </table:table-cell>
          <table:table-cell table:style-name="ce10" table:formula="of:=[.E16]" office:value-type="float" office:value="304675381.48561" calcext:value-type="float">
            <text:p>304675381,49</text:p>
          </table:table-cell>
          <table:table-cell table:style-name="ce10" table:formula="of:=[.F16]" office:value-type="float" office:value="229785252.883872" calcext:value-type="float">
            <text:p>229785252,88</text:p>
          </table:table-cell>
          <table:table-cell table:style-name="ce10" table:formula="of:=[.G16]" office:value-type="float" office:value="7102145.579716" calcext:value-type="float">
            <text:p>7102145,58</text:p>
          </table:table-cell>
          <table:table-cell table:style-name="ce10" table:formula="of:=[.H16]" office:value-type="float" office:value="42286255.2259848" calcext:value-type="float">
            <text:p>42286255,23</text:p>
          </table:table-cell>
          <table:table-cell table:style-name="ce10" table:formula="of:=[.I16]" office:value-type="float" office:value="156833493" calcext:value-type="float">
            <text:p>156833493,00</text:p>
          </table:table-cell>
          <table:table-cell table:style-name="ce9" table:formula="of:=SUM([.B35:.I35])" office:value-type="float" office:value="1255798878.84264" calcext:value-type="float">
            <text:p>1255798878,84</text:p>
          </table:table-cell>
          <table:table-cell table:number-columns-repeated="246"/>
        </table:table-row>
        <table:table-row table:style-name="ro2">
          <table:table-cell table:style-name="ce10"/>
          <table:table-cell table:style-name="ce18" table:number-columns-repeated="8"/>
          <table:table-cell table:style-name="ce10"/>
          <table:table-cell table:number-columns-repeated="246"/>
        </table:table-row>
        <table:table-row table:style-name="ro2">
          <table:table-cell table:style-name="ce8" table:number-columns-repeated="9"/>
          <table:table-cell table:style-name="ce10"/>
          <table:table-cell table:number-columns-repeated="246"/>
        </table:table-row>
        <table:table-row table:style-name="ro2">
          <table:table-cell table:style-name="ce8" office:value-type="string" calcext:value-type="string">
            <text:p>Eixo Monitoramento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0"/>
          <table:table-cell table:number-columns-repeated="246"/>
        </table:table-row>
        <table:table-row table:style-name="ro2">
          <table:table-cell table:style-name="ce9" office:value-type="string" calcext:value-type="string">
            <text:p>Orçado</text:p>
          </table:table-cell>
          <table:table-cell table:style-name="ce10" table:formula="of:=[.B11]" office:value-type="string" office:string-value="142,752,134.18" calcext:value-type="string">
            <text:p>142,752,134.18</text:p>
          </table:table-cell>
          <table:table-cell table:style-name="ce10" table:formula="of:=[.C11]" office:value-type="float" office:value="261244020.748014" calcext:value-type="float">
            <text:p>261244020,75</text:p>
          </table:table-cell>
          <table:table-cell table:style-name="ce10" table:formula="of:=[.D11]" office:value-type="string" office:string-value="R$ 425,878,696.38" calcext:value-type="string">
            <text:p>R$ 425,878,696.38</text:p>
          </table:table-cell>
          <table:table-cell table:style-name="ce10" table:formula="of:=[.E11]" office:value-type="float" office:value="348160023.35835" calcext:value-type="float">
            <text:p>348160023,36</text:p>
          </table:table-cell>
          <table:table-cell table:style-name="ce10" table:formula="of:=[.F11]" office:value-type="float" office:value="262529503.268649" calcext:value-type="float">
            <text:p>262529503,27</text:p>
          </table:table-cell>
          <table:table-cell table:style-name="ce10" table:formula="of:=[.G11]" office:value-type="string" office:string-value="R$ 248,788,597.00" calcext:value-type="string">
            <text:p>R$ 248,788,597.00</text:p>
          </table:table-cell>
          <table:table-cell table:style-name="ce10" table:formula="of:=[.H11]" office:value-type="float" office:value="205293359.250935" calcext:value-type="float">
            <text:p>205293359,25</text:p>
          </table:table-cell>
          <table:table-cell table:style-name="ce10" table:formula="of:=[.I11]" office:value-type="float" office:value="247357110" calcext:value-type="float">
            <text:p>247357110,00</text:p>
          </table:table-cell>
          <table:table-cell table:style-name="ce9" table:formula="of:=SUM([.B39:.I39])" office:value-type="float" office:value="1324584016.62595" calcext:value-type="float">
            <text:p>1324584016,63</text:p>
          </table:table-cell>
          <table:table-cell table:number-columns-repeated="246"/>
        </table:table-row>
        <table:table-row table:style-name="ro2">
          <table:table-cell table:style-name="ce9" office:value-type="string" calcext:value-type="string">
            <text:p>Realizado</text:p>
          </table:table-cell>
          <table:table-cell table:style-name="ce10" table:formula="of:=[.B17]" office:value-type="float" office:value="108394627.086335" calcext:value-type="float">
            <text:p>108394627,09</text:p>
          </table:table-cell>
          <table:table-cell table:style-name="ce10" table:formula="of:=[.C17]" office:value-type="float" office:value="223237735.944368" calcext:value-type="float">
            <text:p>223237735,94</text:p>
          </table:table-cell>
          <table:table-cell table:style-name="ce10" table:formula="of:=[.D17]" office:value-type="float" office:value="333801161.656838" calcext:value-type="float">
            <text:p>333801161,66</text:p>
          </table:table-cell>
          <table:table-cell table:style-name="ce10" table:formula="of:=[.E17]" office:value-type="float" office:value="293109911.798933" calcext:value-type="float">
            <text:p>293109911,80</text:p>
          </table:table-cell>
          <table:table-cell table:style-name="ce10" table:formula="of:=[.F17]" office:value-type="float" office:value="225404916.483468" calcext:value-type="float">
            <text:p>225404916,48</text:p>
          </table:table-cell>
          <table:table-cell table:style-name="ce10" table:formula="of:=[.G17]" office:value-type="float" office:value="158860914.260631" calcext:value-type="float">
            <text:p>158860914,26</text:p>
          </table:table-cell>
          <table:table-cell table:style-name="ce10" table:formula="of:=[.H17]" office:value-type="float" office:value="145457792.102116" calcext:value-type="float">
            <text:p>145457792,10</text:p>
          </table:table-cell>
          <table:table-cell table:style-name="ce10" table:formula="of:=[.I17]" office:value-type="float" office:value="173034218" calcext:value-type="float">
            <text:p>173034218,00</text:p>
          </table:table-cell>
          <table:table-cell table:style-name="ce9" table:formula="of:=SUM([.B40:.I40])" office:value-type="float" office:value="1661301277.33269" calcext:value-type="float">
            <text:p>1661301277,33</text:p>
          </table:table-cell>
          <table:table-cell table:number-columns-repeated="246"/>
        </table:table-row>
        <table:table-row table:style-name="ro2">
          <table:table-cell table:style-name="ce10"/>
          <table:table-cell table:style-name="ce18" table:number-columns-repeated="8"/>
          <table:table-cell table:style-name="ce10"/>
          <table:table-cell table:number-columns-repeated="246"/>
        </table:table-row>
        <table:table-row table:style-name="ro2">
          <table:table-cell table:style-name="ce8" table:number-columns-repeated="9"/>
          <table:table-cell table:style-name="ce10"/>
          <table:table-cell table:number-columns-repeated="246"/>
        </table:table-row>
        <table:table-row table:style-name="ro2">
          <table:table-cell table:style-name="ce8" office:value-type="string" calcext:value-type="string">
            <text:p>Eixo Fomento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0"/>
          <table:table-cell table:number-columns-repeated="246"/>
        </table:table-row>
        <table:table-row table:style-name="ro2">
          <table:table-cell table:style-name="ce9" office:value-type="string" calcext:value-type="string">
            <text:p>Orçado</text:p>
          </table:table-cell>
          <table:table-cell table:style-name="ce10" table:formula="of:=[.B12]" office:value-type="string" office:string-value="1,440,531,668.36" calcext:value-type="string">
            <text:p>1,440,531,668.36</text:p>
          </table:table-cell>
          <table:table-cell table:style-name="ce10" table:formula="of:=[.C12]" office:value-type="float" office:value="2387261098.82189" calcext:value-type="float">
            <text:p>2387261098,82</text:p>
          </table:table-cell>
          <table:table-cell table:style-name="ce10" table:formula="of:=[.D12]" office:value-type="string" office:string-value="R$ 970,126,983.42" calcext:value-type="string">
            <text:p>R$ 970,126,983.42</text:p>
          </table:table-cell>
          <table:table-cell table:style-name="ce10" table:formula="of:=[.E12]" office:value-type="float" office:value="1189412525.19893" calcext:value-type="float">
            <text:p>1189412525,20</text:p>
          </table:table-cell>
          <table:table-cell table:style-name="ce10" table:formula="of:=[.F12]" office:value-type="float" office:value="617088389.921317" calcext:value-type="float">
            <text:p>617088389,92</text:p>
          </table:table-cell>
          <table:table-cell table:style-name="ce10" table:formula="of:=[.G12]" office:value-type="string" office:string-value="R$ 343,790,939.75" calcext:value-type="string">
            <text:p>R$ 343,790,939.75</text:p>
          </table:table-cell>
          <table:table-cell table:style-name="ce10" table:formula="of:=[.H12]" office:value-type="float" office:value="1055141468.92306" calcext:value-type="float">
            <text:p>1055141468,92</text:p>
          </table:table-cell>
          <table:table-cell table:style-name="ce10" table:formula="of:=[.I12]" office:value-type="float" office:value="902632798" calcext:value-type="float">
            <text:p>902632798,00</text:p>
          </table:table-cell>
          <table:table-cell table:style-name="ce9" table:formula="of:=SUM([.B44:.I44])" office:value-type="float" office:value="6151536280.8652" calcext:value-type="float">
            <text:p>6151536280,87</text:p>
          </table:table-cell>
          <table:table-cell table:number-columns-repeated="246"/>
        </table:table-row>
        <table:table-row table:style-name="ro2">
          <table:table-cell table:style-name="ce9" office:value-type="string" calcext:value-type="string">
            <text:p>Realizado</text:p>
          </table:table-cell>
          <table:table-cell table:style-name="ce10" table:formula="of:=[.B18]" office:value-type="float" office:value="1315452990.07099" calcext:value-type="float">
            <text:p>1315452990,07</text:p>
          </table:table-cell>
          <table:table-cell table:style-name="ce10" table:formula="of:=[.C18]" office:value-type="float" office:value="1914872470.97371" calcext:value-type="float">
            <text:p>1914872470,97</text:p>
          </table:table-cell>
          <table:table-cell table:style-name="ce10" table:formula="of:=[.D18]" office:value-type="float" office:value="708164261.502496" calcext:value-type="float">
            <text:p>708164261,50</text:p>
          </table:table-cell>
          <table:table-cell table:style-name="ce10" table:formula="of:=[.E18]" office:value-type="float" office:value="645895695.891645" calcext:value-type="float">
            <text:p>645895695,89</text:p>
          </table:table-cell>
          <table:table-cell table:style-name="ce10" table:formula="of:=[.F18]" office:value-type="float" office:value="468357554.511923" calcext:value-type="float">
            <text:p>468357554,51</text:p>
          </table:table-cell>
          <table:table-cell table:style-name="ce10" table:formula="of:=[.G18]" office:value-type="float" office:value="63301001.037256" calcext:value-type="float">
            <text:p>63301001,04</text:p>
          </table:table-cell>
          <table:table-cell table:style-name="ce10" table:formula="of:=[.H18]" office:value-type="float" office:value="88897709.4341058" calcext:value-type="float">
            <text:p>88897709,43</text:p>
          </table:table-cell>
          <table:table-cell table:style-name="ce10" table:formula="of:=[.I18]" office:value-type="float" office:value="17230280" calcext:value-type="float">
            <text:p>17230280,00</text:p>
          </table:table-cell>
          <table:table-cell table:style-name="ce9" table:formula="of:=SUM([.B45:.I45])" office:value-type="float" office:value="5222171963.42213" calcext:value-type="float">
            <text:p>5222171963,42</text:p>
          </table:table-cell>
          <table:table-cell table:number-columns-repeated="246"/>
        </table:table-row>
        <table:table-row table:style-name="ro2">
          <table:table-cell table:style-name="ce4"/>
          <table:table-cell table:number-columns-repeated="255"/>
        </table:table-row>
        <table:table-row table:style-name="ro3">
          <table:table-cell table:style-name="Default" table:number-columns-repeated="9"/>
          <table:table-cell table:number-columns-repeated="247"/>
        </table:table-row>
        <table:table-row table:style-name="ro2">
          <table:table-cell table:style-name="Default" table:number-columns-repeated="9"/>
          <table:table-cell table:style-name="ce24" table:number-columns-repeated="16"/>
          <table:table-cell table:number-columns-repeated="2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06">
      <number:month/>
      <number:text>/</number:text>
      <number:day/>
      <number:text>/</number:text>
      <number:year number:style="long"/>
    </number:date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 </number:text>
      <number:number number:decimal-places="2" number:min-integer-digits="1" number:grouping="true"/>
      <style:map style:condition="value()&gt;=0" style:apply-style-name="N121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o" style:display-name="PageStyle_Resum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matamento" style:display-name="PageStyle_Desmatame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8:47:53.722115656</dc:date>
    <dc:creator>Miguel Peixe</dc:creator>
    <meta:editing-duration>P0D</meta:editing-duration>
    <meta:editing-cycles>1</meta:editing-cycles>
    <meta:document-statistic meta:table-count="1" meta:cell-count="356" meta:object-count="0"/>
    <meta:generator>LibreOffice/4.2.7.2$Linux_X86_64 LibreOffice_project/420m0$Build-2</meta:generator>
  </office:meta>
</office:document-meta>
</file>